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P1" style:family="paragraph" style:parent-style-name="Standard">
      <style:paragraph-properties fo:line-height="115%"/>
      <style:text-properties style:font-name="Ubuntu" fo:font-size="14pt" officeooo:rsid="0011e77e" officeooo:paragraph-rsid="0011e77e" style:font-size-asian="14pt" style:font-size-complex="14pt"/>
    </style:style>
    <style:style style:name="P2" style:family="paragraph" style:parent-style-name="Standard">
      <loext:graphic-properties draw:fill="none"/>
      <style:paragraph-properties fo:margin-left="0in" fo:margin-right="-0.3154in" fo:line-height="115%" fo:text-indent="0in" style:auto-text-indent="false" fo:background-color="transparent"/>
      <style:text-properties style:font-name="Ubuntu" fo:font-size="14pt" officeooo:rsid="0011e77e" officeooo:paragraph-rsid="0011e77e" style:font-size-asian="14pt" style:font-size-complex="14pt"/>
    </style:style>
    <style:style style:name="P3" style:family="paragraph" style:parent-style-name="Standard" style:master-page-name="">
      <loext:graphic-properties draw:fill="none"/>
      <style:paragraph-properties fo:margin-left="0in" fo:margin-right="-0.3154in" fo:line-height="115%" fo:text-indent="0in" style:auto-text-indent="false" style:page-number="auto" fo:background-color="transparent"/>
      <style:text-properties style:font-name="Ubuntu" fo:font-size="14pt" officeooo:rsid="0011e77e" officeooo:paragraph-rsid="0011e77e" style:font-size-asian="14pt" style:font-size-complex="14pt"/>
    </style:style>
    <style:style style:name="P4" style:family="paragraph" style:parent-style-name="Standard">
      <style:paragraph-properties fo:line-height="115%"/>
      <style:text-properties style:font-name="Ubuntu" fo:font-size="14pt" officeooo:rsid="0011e77e" officeooo:paragraph-rsid="0017fa6f" style:font-size-asian="14pt" style:font-size-complex="14pt"/>
    </style:style>
    <style:style style:name="P5" style:family="paragraph" style:parent-style-name="Standard">
      <loext:graphic-properties draw:fill="none"/>
      <style:paragraph-properties fo:line-height="115%" fo:background-color="transparent">
        <style:tab-stops>
          <style:tab-stop style:position="0.0138in"/>
        </style:tab-stops>
      </style:paragraph-properties>
      <style:text-properties officeooo:paragraph-rsid="0013a1e8"/>
    </style:style>
    <style:style style:name="P6"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officeooo:paragraph-rsid="0013a1e8"/>
    </style:style>
    <style:style style:name="P7" style:family="paragraph" style:parent-style-name="Standard">
      <loext:graphic-properties draw:fill="none"/>
      <style:paragraph-properties fo:line-height="115%" fo:text-align="start" style:justify-single-word="false" fo:background-color="transparent"/>
      <style:text-properties officeooo:paragraph-rsid="0017e311"/>
    </style:style>
    <style:style style:name="P8" style:family="paragraph" style:parent-style-name="Standard">
      <loext:graphic-properties draw:fill="none"/>
      <style:paragraph-properties fo:line-height="115%" fo:text-align="start" style:justify-single-word="false" fo:background-color="transparent"/>
      <style:text-properties officeooo:paragraph-rsid="00166b27"/>
    </style:style>
    <style:style style:name="P9" style:family="paragraph" style:parent-style-name="Standard">
      <loext:graphic-properties draw:fill="none"/>
      <style:paragraph-properties fo:line-height="115%" fo:background-color="transparent"/>
      <style:text-properties officeooo:paragraph-rsid="0013a1e8"/>
    </style:style>
    <style:style style:name="P10" style:family="paragraph" style:parent-style-name="Standard">
      <loext:graphic-properties draw:fill="none"/>
      <style:paragraph-properties fo:line-height="115%" fo:background-color="transparent"/>
      <style:text-properties style:font-name="Ubuntu" fo:font-size="14pt" officeooo:rsid="0013830b" officeooo:paragraph-rsid="0013a1e8" style:font-size-asian="14pt" style:font-size-complex="14pt"/>
    </style:style>
    <style:style style:name="P11" style:family="paragraph" style:parent-style-name="Standard">
      <loext:graphic-properties draw:fill="none"/>
      <style:paragraph-properties fo:line-height="115%" fo:text-align="start" style:justify-single-word="false" fo:background-color="transparent"/>
      <style:text-properties style:font-name="Ubuntu" fo:font-size="14pt" officeooo:rsid="00166b27" officeooo:paragraph-rsid="00166b27" style:font-size-asian="14pt" style:font-size-complex="14pt"/>
    </style:style>
    <style:style style:name="P12" style:family="paragraph" style:parent-style-name="Standard">
      <loext:graphic-properties draw:fill="none"/>
      <style:paragraph-properties fo:line-height="115%" fo:text-align="start" style:justify-single-word="false" fo:background-color="transparent"/>
      <style:text-properties style:font-name="Ubuntu" fo:font-size="14pt" officeooo:rsid="00166b27" officeooo:paragraph-rsid="0017e311" style:font-size-asian="14pt" style:font-size-complex="14pt"/>
    </style:style>
    <style:style style:name="P13" style:family="paragraph" style:parent-style-name="Standard">
      <loext:graphic-properties draw:fill="none"/>
      <style:paragraph-properties fo:margin-left="0in" fo:margin-right="-0.3154in" fo:line-height="115%" fo:text-indent="0in" style:auto-text-indent="false" fo:background-color="transparent"/>
      <style:text-properties style:font-name="Ubuntu" fo:font-size="14pt" officeooo:rsid="0011e77e" officeooo:paragraph-rsid="0011e77e" style:font-size-asian="14pt" style:font-size-complex="14pt"/>
    </style:style>
    <style:style style:name="P14" style:family="paragraph" style:parent-style-name="Standard">
      <loext:graphic-properties draw:fill="none"/>
      <style:paragraph-properties fo:margin-left="0in" fo:margin-right="-0.3154in" fo:line-height="115%" fo:text-align="center" style:justify-single-word="false" fo:text-indent="0in" style:auto-text-indent="false" fo:background-color="transparent"/>
      <style:text-properties style:font-name="Ubuntu" fo:font-size="30pt" officeooo:rsid="0026b490" officeooo:paragraph-rsid="0026b490" style:font-size-asian="30pt" style:font-size-complex="30pt"/>
    </style:style>
    <style:style style:name="P15" style:family="paragraph" style:parent-style-name="Standard">
      <loext:graphic-properties draw:fill="none"/>
      <style:paragraph-properties fo:line-height="115%" fo:text-align="start" style:justify-single-word="false" fo:background-color="transparent"/>
      <style:text-properties officeooo:rsid="0013a1e8" officeooo:paragraph-rsid="0013a1e8"/>
    </style:style>
    <style:style style:name="P16" style:family="paragraph" style:parent-style-name="Standard">
      <loext:graphic-properties draw:fill="none"/>
      <style:paragraph-properties fo:line-height="115%" fo:text-align="start" style:justify-single-word="false" fo:background-color="transparent"/>
      <style:text-properties officeooo:rsid="0013a1e8" officeooo:paragraph-rsid="00166b27"/>
    </style:style>
    <style:style style:name="P17" style:family="paragraph" style:parent-style-name="Standard">
      <loext:graphic-properties draw:fill="none"/>
      <style:paragraph-properties fo:line-height="115%" fo:text-align="start" style:justify-single-word="false" fo:background-color="transparent"/>
      <style:text-properties fo:color="#c9211e" loext:opacity="100%" style:font-name="Ubuntu" fo:font-size="14pt" officeooo:rsid="00166b27" officeooo:paragraph-rsid="0017e311" style:font-size-asian="14pt" style:font-size-complex="14pt"/>
    </style:style>
    <style:style style:name="P18" style:family="paragraph" style:parent-style-name="Standard" style:master-page-name="">
      <loext:graphic-properties draw:fill="none"/>
      <style:paragraph-properties fo:margin-left="0in" fo:margin-right="0in" fo:line-height="115%" fo:text-align="start" style:justify-single-word="false" fo:text-indent="0in" style:auto-text-indent="false" style:page-number="auto" fo:background-color="transparent"/>
      <style:text-properties fo:font-size="14pt" officeooo:paragraph-rsid="001e97a7" style:font-size-asian="14pt" style:font-size-complex="14pt"/>
    </style:style>
    <style:style style:name="T1" style:family="text">
      <style:text-properties style:font-name="Ubuntu" fo:font-size="14pt" style:font-size-asian="14pt" style:font-size-complex="14pt"/>
    </style:style>
    <style:style style:name="T2" style:family="text">
      <style:text-properties style:font-name="Ubuntu" fo:font-size="14pt" officeooo:rsid="0011e77e" style:font-size-asian="14pt" style:font-size-complex="14pt"/>
    </style:style>
    <style:style style:name="T3" style:family="text">
      <style:text-properties style:font-name="Ubuntu" fo:font-size="14pt" officeooo:rsid="0013830b" style:font-size-asian="14pt" style:font-size-complex="14pt"/>
    </style:style>
    <style:style style:name="T4" style:family="text">
      <style:text-properties style:font-name="Ubuntu" fo:font-size="14pt" officeooo:rsid="00166b27" style:font-size-asian="14pt" style:font-size-complex="14pt"/>
    </style:style>
    <style:style style:name="T5" style:family="text">
      <style:text-properties style:font-name="Ubuntu" fo:font-size="14pt" officeooo:rsid="001e97a7" style:font-size-asian="14pt" style:font-size-complex="14pt"/>
    </style:style>
    <style:style style:name="T6" style:family="text">
      <style:text-properties style:font-name="Ubuntu" officeooo:rsid="0013830b"/>
    </style:style>
    <style:style style:name="T7" style:family="text">
      <style:text-properties style:font-name="Ubuntu" officeooo:rsid="0013a1e8"/>
    </style:style>
    <style:style style:name="T8" style:family="text">
      <style:text-properties style:font-name="Ubuntu" officeooo:rsid="00166b27"/>
    </style:style>
    <style:style style:name="T9" style:family="text">
      <style:text-properties fo:color="#c9211e" loext:opacity="100%"/>
    </style:style>
    <style:style style:name="T10" style:family="text">
      <style:text-properties fo:color="#c9211e" loext:opacity="100%" style:font-name="Ubuntu" fo:font-size="14pt" officeooo:rsid="00166b27" style:font-size-asian="14pt" style:font-size-complex="14pt"/>
    </style:style>
    <style:style style:name="T11" style:family="text">
      <style:text-properties officeooo:rsid="0017fa6f"/>
    </style:style>
    <style:style style:name="T12" style:family="text">
      <style:text-properties fo:color="#000000" loext:opacity="100%" style:font-name="Ubuntu" fo:font-size="14pt" officeooo:rsid="00204b92" style:font-size-asian="14pt" style:font-size-complex="14pt"/>
    </style:style>
    <style:style style:name="T13" style:family="text">
      <style:text-properties fo:color="#000000" loext:opacity="100%" style:font-name="Ubuntu" fo:font-size="14pt" officeooo:rsid="0022340d" style:font-size-asian="14pt" style:font-size-complex="14pt"/>
    </style:style>
    <style:style style:name="T14" style:family="text">
      <style:text-properties fo:color="#000000" loext:opacity="100%" style:font-name="Ubuntu" fo:font-size="14pt" officeooo:rsid="0023d0e8" style:font-size-asian="14pt" style:font-size-complex="14pt"/>
    </style:style>
    <style:style style:name="T15" style:family="text">
      <style:text-properties officeooo:rsid="001e97a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tab/>Esse é o meu primeiro projeto, então a dificuldade de imaginar um sistema completo é bem difícil, por isso estou indo em partes. Decidi dividir para que ficasse mais fácil de definir o que seria feito em cada etapa. </text:p>
      <text:p text:style-name="P1"><text:tab/>As etapas ficaram definidas da seguinte forma:</text:p>
      <text:p text:style-name="P1"><text:tab/>. Coletar dados necessários</text:p>
      <text:p text:style-name="P3"><text:tab/>. Se necessário, gerar os dados de uma forma aleatória, porém, com base em dados reais e em fórmulas definidas por eu mesmo(assim como aumento do mercado imobiliário em alguns anos, etc…)</text:p>
      <text:p text:style-name="P2"><text:tab/>. Criar o Banco de Dados com toda a informação coletada/gerada(RDMS – Relacional)</text:p>
      <text:p text:style-name="P2"><text:tab/>. Criar o site (tópico bem geral que mais tarde eu vou subdividir)</text:p>
      <text:p text:style-name="P2"><text:tab/>. Definir conexões entre o Banco de Dados e o Site </text:p>
      <text:p text:style-name="P2"><text:tab/>. <text:span text:style-name="T11">H</text:span>ostear o site em alguma plataforma <text:span text:style-name="T11">e testar como está o tráfego de dados</text:span></text:p>
      <text:p text:style-name="P2"/>
      <text:p text:style-name="P2">==============================================</text:p>
      <text:p text:style-name="P14">Anotações</text:p>
      <text:p text:style-name="P2"/>
      <text:p text:style-name="P5"><text:span text:style-name="T3"><text:s text:c="4"/>A</text:span><text:span text:style-name="T2">prend</text:span><text:span text:style-name="T5">i</text:span><text:span text:style-name="T2"> o básico sobre Banco de Dados (MySQL), agora estou usando as ferramentas “MySQL WorkBench” e o “MySQL Server”.</text:span></text:p>
      <text:p text:style-name="P9"/>
      <text:p text:style-name="P10"><text:s text:c="4"/>F<text:span text:style-name="T15">iz</text:span> a coleta de dados necessário para o meu projeto, usei alguns sites para coletar esses dados como : <text:s/></text:p>
      <text:p text:style-name="P9"><text:span text:style-name="T3">“</text:span><text:a xlink:type="simple" xlink:href="https://g1.globo.com/sao-paulo/noticia/2013/11/veja-distribuicao-oficial-dos-bairros-nas-cinco-regioes-da-cidade.html" text:style-name="Internet_20_link" text:visited-style-name="Visited_20_Internet_20_Link"><text:span text:style-name="T3">https://g1.globo.com/sao-paulo/noticia/2013/11/veja-distribuicao-oficial-dos-bairros-nas-cinco-regioes-da-cidade.html</text:span></text:a><text:span text:style-name="T3">”</text:span></text:p>
      <text:p text:style-name="P9"><text:span text:style-name="T3">“</text:span><text:a xlink:type="simple" xlink:href="https://ruas-brasil.openalfa.com/consolacao_sao-paulo" text:style-name="Internet_20_link" text:visited-style-name="Visited_20_Internet_20_Link"><text:span text:style-name="T3">https://ruas-brasil.openalfa.com/consolacao_sao-paulo</text:span></text:a>”</text:p>
      <text:p text:style-name="P6"/>
      <text:p text:style-name="P18"><text:span text:style-name="T6"><text:s text:c="4"/>No primeiro site eu pegava o nome de bairros nas regiões de São Paulo e no segundo site eu buscava por esses bairros </text:span><text:span text:style-name="T7">usando</text:span><text:span text:style-name="T6"> um algoritmo de WebScraping</text:span><text:span text:style-name="T7"> na linguagem Python</text:span><text:span text:style-name="T6"> para </text:span><text:span text:style-name="T7">coletar</text:span><text:span text:style-name="T6"> todos os dados necessários, </text:span><text:span text:style-name="T7">dados como o nome de Ruas e Avenidas </text:span><text:span text:style-name="T8">(Todos esses dados foram guardados em arquivos de texto separados por bairro) </text:span><text:span text:style-name="T7">.</text:span></text:p>
      <text:p text:style-name="P15"/>
      <text:p text:style-name="P16"><text:span text:style-name="T1"><text:s text:c="4"/>Porém, o site me entregava mais do que apenas nome de Ruas e Avenidas, ele me fornecia também Passarelas, Viadutos, Vielas e outras informações que não eram de meu interesse. Com isso, </text:span><text:span text:style-name="T4">seria necessário o tratamento dos dados.</text:span></text:p>
      <text:p text:style-name="P16"><text:soft-page-break/></text:p>
      <text:p text:style-name="P11"><text:s text:c="4"/>O tratamento de dados foi feito ainda dentro dos arquivos de texto. Eu tive que retirar algumas informações que me atrapalhariam mais tarde caso não fosse feito o tratamento logo agora no início.</text:p>
      <text:p text:style-name="P11"/>
      <text:p text:style-name="P11"><text:s text:c="4"/>Minha primeira ação foi remover todas as linhas que não estavam relacionadas à Ruas ou Avenidas. Com isso feito, eu preciso agora remover informações adicionais, um exemplo disso seria : </text:p>
      <text:p text:style-name="P8"><text:span text:style-name="T4">“Avenida Y</text:span><text:span text:style-name="T10">(primário)</text:span><text:span text:style-name="T4">”</text:span></text:p>
      <text:p text:style-name="P11">“Rua X<text:span text:style-name="T9">(pedestre)</text:span>”</text:p>
      <text:p text:style-name="P12"><text:tab/></text:p>
      <text:p text:style-name="P12"><text:s text:c="4"/>Esses dados que estavam junto com a Rua/Avenida descrevendo ela precisava ser removido.</text:p>
      <text:p text:style-name="P12"><text:tab/> <text:s text:c="3"/>Lista de informações adicionais que foram removidas : </text:p>
      <text:p text:style-name="P17">“(secundário)", "(primário)", "(terciário)", "(serviço)", "(passeio)", "(trunk_link)", "(pedestre)", "(Central)", "(primary_link)", "(estradanacional)", "(Local)", "(Expressa)", "(rodovia)", "(caminho)", "(passos)", "(tertiary_link)", "(motorway_link)"</text:p>
      <text:p text:style-name="P7"><text:span text:style-name="T10"/></text:p>
      <text:p text:style-name="P7"><text:span text:style-name="T10"><text:s text:c="4"/></text:span><text:span text:style-name="T12">Consegui criar o Banco de dados. Os dados foram gerados “aleatoriamente”, com base em algumas pesquisas para gerar informações mais próximas da realidade, depois vou documentar melhor todo esse processo que eu tive que criar.</text:span></text:p>
      <text:p text:style-name="P7"><text:span text:style-name="T12"/></text:p>
      <text:p text:style-name="P7"><text:span text:style-name="T12"><text:s text:c="4"/>Agora estou estudando WebDevelopment, estou em dúvida sobre Framework e linguagem que vou usar. Por enquanto estou pensando em usar HTML, CSS, JavaScript e ReactJs, mas ainda tenho que estudar mais sobre cada um, </text:span><text:span text:style-name="T14">entender</text:span><text:span text:style-name="T13"> suas funcionalidades</text:span><text:span text:style-name="T12"> para ver se encaixa no projeto.</text:span></text:p>
      <text:p text:style-name="P7"/>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528in" fo:margin-right="0.552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2T07:50:38.194077170</meta:creation-date>
    <dc:date>2023-03-17T00:06:05.379000000</dc:date>
    <meta:editing-duration>PT15M8S</meta:editing-duration>
    <meta:editing-cycles>11</meta:editing-cycles>
    <meta:generator>LibreOffice/7.5.0.3$Windows_X86_64 LibreOffice_project/c21113d003cd3efa8c53188764377a8272d9d6de</meta:generator>
    <meta:document-statistic meta:table-count="0" meta:image-count="0" meta:object-count="0" meta:page-count="2" meta:paragraph-count="26" meta:word-count="454" meta:character-count="3116" meta:non-whitespace-character-count="2630"/>
  </office:meta>
</office:document-meta>
</file>